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start" style:justify-single-word="false"/>
      <style:text-properties style:font-name="Georgia"/>
    </style:style>
    <style:style style:name="P2" style:family="paragraph" style:parent-style-name="Standard">
      <style:paragraph-properties fo:margin-top="0in" fo:margin-bottom="0in" style:contextual-spacing="false" fo:text-align="start" style:justify-single-word="false"/>
    </style:style>
    <style:style style:name="P3" style:family="paragraph" style:parent-style-name="Standard">
      <style:paragraph-properties fo:margin-top="0in" fo:margin-bottom="0in" style:contextual-spacing="false" fo:text-align="center" style:justify-single-word="false" fo:break-before="page"/>
    </style:style>
    <style:style style:name="P4" style:family="paragraph" style:parent-style-name="Standard" style:master-page-name="Standard">
      <style:paragraph-properties fo:margin-top="0in" fo:margin-bottom="0in" style:contextual-spacing="false" fo:text-align="center" style:justify-single-word="false" style:page-number="auto"/>
    </style:style>
    <style:style style:name="T1" style:family="text">
      <style:text-properties style:font-name="Georgia"/>
    </style:style>
    <style:style style:name="T2" style:family="text">
      <style:text-properties style:font-name="Georgia" fo:font-style="italic" style:font-style-asian="italic" style:font-style-complex="italic"/>
    </style:style>
    <style:style style:name="T3" style:family="text">
      <style:text-properties style:font-name="Georgia"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hapter One</text:span></text:p>
      <text:p text:style-name="P1"/>
      <text:p text:style-name="P2"><text:span text:style-name="T1">“What do you think he's doing?”</text:span></text:p>
      <text:p text:style-name="P1"/>
      <text:p text:style-name="P2"><text:span text:style-name="T1">“I don't know, but it looks amusing.”</text:span></text:p>
      <text:p text:style-name="P1"/>
      <text:p text:style-name="P2"><text:span text:style-name="T1">“Your type of amusing is quite different than mine.”</text:span></text:p>
      <text:p text:style-name="P1"/>
      <text:p text:style-name="P2"><text:span text:style-name="T1">“Oh come now, it's an adventure...let's see what he does with it.”</text:span></text:p>
      <text:p text:style-name="P1"/>
      <text:p text:style-name="P2"><text:span text:style-name="T1">“Fine.”</text:span></text:p>
      <text:p text:style-name="P3"><text:span text:style-name="T1">Chapter Two</text:span></text:p>
      <text:p text:style-name="P1"/>
      <text:p text:style-name="P2"><text:span text:style-name="T1"><text:tab/>Joshua looked down at the compass in his hands. It had only been a short time since he had been declared its new slave.</text:span></text:p>
      <text:p text:style-name="P2"><text:span text:style-name="T1"><text:tab/>With his brother gone, there was no link Joshua had to any family. His parents were both dead as well. With no family members alive anymore, Joshua had no one to turn to for help.</text:span></text:p>
      <text:p text:style-name="P2"><text:span text:style-name="T1"><text:tab/>He was alone.</text:span></text:p>
      <text:p text:style-name="P2"><text:span text:style-name="T1"><text:tab/>Looking out across the street, Joshua stared at the park. Kids were quietly playing whatever games they were to play. He wondered if they were even aware of the power he held in his hands. Probably not. Most people didn't.</text:span></text:p>
      <text:p text:style-name="P2"><text:span text:style-name="T1"><text:tab/>Joshua wondered if people would even care that he had the ability to change the past. The future was yet to be obtained, but the past...that was at his grasp.</text:span></text:p>
      <text:p text:style-name="P2"><text:span text:style-name="T1"><text:tab/></text:span><text:span text:style-name="T2">Where do you wish....pick a time and place.</text:span></text:p>
      <text:p text:style-name="P2"><text:span text:style-name="T1"><text:tab/>The compass spoke quietly...almost a whisper.</text:span></text:p>
      <text:p text:style-name="P2"><text:span text:style-name="T1"><text:tab/>Joshua sighed. The compass, and his brother, had already done too much damage to his life. He wanted to be free of it all. Yes, the possibilities were endless and it </text:span><text:span text:style-name="T2">was</text:span><text:span text:style-name="T3"> an adventure at times. But Joshua wanted nothing more of it. He was annoyed with whatever trouble the compass managed to bring him. Great power was in his grasp, literally, and he wanted nothing to do with it.</text:span></text:p>
      <text:p text:style-name="P2"><text:span text:style-name="T3"><text:tab/>Putting the compass down, Joshua walked out of the study. Today he would go about his business as if nothing had ever happened. Today would be different.</text:span></text:p>
      <text:p text:style-name="P2"><text:soft-page-break/><text:span text:style-name="T3"><text:tab/>As he walked out of his study, Joshua was transported to another time. </text:span><text:span text:style-name="T2">Blast!</text:span><text:span text:style-name="T3"> He cursed in his mind. </text:span><text:span text:style-name="T2">How dare it do this to me!</text:span><text:span text:style-name="T3"> The compass hummed quietly as it rolled to Joshua' feet.</text:span></text:p>
      <text:p text:style-name="P2"><text:span text:style-name="T3"><text:tab/>“I command you take me back to my own time at once!”</text:span></text:p>
      <text:p text:style-name="P2"><text:span text:style-name="T3"><text:tab/>The compass hissed its reply. </text:span><text:span text:style-name="T2">Master I cannot do this. You have chosen to come here. It is up to you to return.</text:span></text:p>
      <text:p text:style-name="P2"><text:span text:style-name="T3"><text:tab/>Joshua felt a tear roll down his cheek. </text:span><text:span text:style-name="T2">I didn't choose anything you stupid piece of junk!</text:span><text:span text:style-name="T3"> He was tempted to throw the compass away but to do so would mean he wouldn't ever get back. That was something Joshua wouldn't allow. He needed to control his anger. If he didn't, the compass would win. It was something he wasn't about to let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4-04-26T20:41:00</dc:date>
    <meta:editing-cycles>3</meta:editing-cycles>
    <meta:editing-duration>PT13S</meta:editing-duration>
    <meta:generator>LibreOffice/4.2.8.2$Linux_X86_64 LibreOffice_project/420m0$Build-2</meta:generator>
    <meta:document-statistic meta:table-count="0" meta:image-count="0" meta:object-count="0" meta:page-count="3" meta:paragraph-count="20" meta:word-count="417" meta:character-count="2227" meta:non-whitespace-character-count="1817"/>
    <meta:template xlink:type="simple" xlink:actuate="onRequest" xlink:title="Normal.dotm" xlink:href=""/>
  </office:meta>
</office:document-meta>
</file>